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 I never would have though that the
Heavenly Maidens of legend truly existed...”</text:p>
          </table:table-cell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y're right here in front of my eyes...!</text:p>
          </table:table-cell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 office:value-type="string">
            <text:p>I-I-I'm honored!!</text:p>
          </table:table-cell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top, you're making me blush～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n any case, my new recruit has caused you
a world of troub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would like to express my gratitude once
more.”</text:p>
          </table:table-cell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 not, we just did what anyone would.</text:p>
          </table:table-cell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place, right time. No need to feel guilty
about relying on us.</text:p>
          </table:table-cell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 office:value-type="string">
            <text:p>Anyway, Commander.</text:p>
          </table:table-cell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 office:value-type="string">
            <text:p>As we were just saying, we need to investigate
the phenomenon that occurred in the
snowfields.</text:p>
          </table:table-cell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 office:value-type="string">
            <text:p>I'd like to ask if you could lift the barrier for us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There's no reason to refuse entry to
a group of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'll remove the blockade at once.”</text:p>
          </table:table-cell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oray! Thank you—!!</text:p>
          </table:table-cell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out to the snowfields, then.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-Wait! I still need to give you something as
thanks...!</text:p>
          </table:table-cell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 office:value-type="string">
            <text:p>No... d-don't worry about it...</text:p>
          </table:table-cell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, a simple “thank you” works just fine!</text:p>
          </table:table-cell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 I can't just let my saviors go without paying
them back somehow...</text:p>
          </table:table-cell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 office:value-type="string">
            <text:p>Oh, I know!</text:p>
          </table:table-cell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 office:value-type="string">
            <text:p>You Heavenly Maidens have that “Power of the
Angels” thing, right?!</text:p>
          </table:table-cell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at's right, but...</text:p>
          </table:table-cell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n, I'm sure *that* thing will come in handy!</text:p>
          </table:table-cell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 office:value-type="string">
            <text:p>Please wait right here! I'll rush over to my
place and get it!!</text:p>
          </table:table-cell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old your horses, Viola! Halt...!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grief, she just won't sit still. I've had it
up to here with her antics...”</text:p>
          </table:table-cell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hey, whaddya think it's gonna be?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to do with the Power of the Angels,
I guess?</text:p>
          </table:table-cell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 were to draw a conclusion based on what
we've seen of her character so far, I wouldn't
hold my breath for anything of use.</text:p>
          </table:table-cell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just now was a very roundabout way
of saying something quite rude...</text:p>
          </table:table-cell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... Thanks fo... haah, haah...
wait... ing...!! Haah, haaa...</text:p>
          </table:table-cell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elcome back...</text:p>
          </table:table-cell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 take... th-these!</text:p>
          </table:table-cell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 office:value-type="string">
            <text:p>#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 office:value-type="string">
            <text:p>Some kind of pendant. Four of them, in fact.</text:p>
          </table:table-cell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h! So pretty——!! Looks pricey, too—!!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e definitely can't accept thes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umm... do these pendants have anything to
do with the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o be honest, my big brother knows the priest
over at the church...</text:p>
          </table:table-cell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 office:value-type="string">
            <text:p>Which makes these a gift from the priest via
my brother.</text:p>
          </table:table-cell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 office:value-type="string">
            <text:p>It's said that any human that puts one of these
pendants on will be protected from calamity
by the “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these pendants contain the Power of
the Angels...?</text:p>
          </table:table-cell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sound like quite extraordinary items...</text:p>
          </table:table-cell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ou guys not only saved my life, but you're
the Heavenly Maidens, too!</text:p>
          </table:table-cell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 office:value-type="string">
            <text:p>So I'd really like for you to put them to use!</text:p>
          </table:table-cell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accept them with gratitude.</text:p>
          </table:table-cell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 office:value-type="string">
            <text:p>Seeing as there's a high chance we'll encounter
the Duchess of Hellfire in the snowfields...</text:p>
          </table:table-cell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 office:value-type="string">
            <text:p>...We should take anything we can get, if it will
give our power a boost.</text:p>
          </table:table-cell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rue... these might even be of the utmost
invaluableness to our quest.</text:p>
          </table:table-cell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Invaluableness”...?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f you insist! I want one too—!</text:p>
          </table:table-cell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ere you go!!</text:p>
          </table:table-cell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ch of the girls put on one of the pendants!</text:p>
          </table:table-cell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Oh, ooh... I feel kinda... amazing...!</text:p>
          </table:table-cell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like I'm welling up with power...!</text:p>
          </table:table-cell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bet I've just unlocked some kinda new ability!</text:p>
          </table:table-cell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</text:p>
          </table:table-cell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 office:value-type="string">
            <text:p>You may have just awakened to the “potential
to develop the Power of the Angels” that you
received from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'll be delighted if that's true!!</text:p>
          </table:table-cell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this will be of help to our investigation.
We're incredibly thankful.</text:p>
          </table:table-cell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no, it's my pleasure!!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 awakened to the Class Change ability!</text:p>
          </table:table-cell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 office:value-type="string">
            <text:p>By \C[2]speaking to the nun that appears next to
various merchants\C[0], you can change the class of
each girl. Speak to the nun for an in-depth
explanation.</text:p>
          </table:table-cell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 office:value-type="string">
            <text:p>One such nun has appeared near to the
entrance of this building, too. You should go and
talk to h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